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b319" officeooo:paragraph-rsid="0006b319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6b319" officeooo:paragraph-rsid="0006b31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82fc9" officeooo:paragraph-rsid="00082fc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6b319" officeooo:paragraph-rsid="0006b31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7ca14" officeooo:paragraph-rsid="0007ca1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82fc9" officeooo:paragraph-rsid="00082fc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82fc9" officeooo:paragraph-rsid="000993a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993a8" officeooo:paragraph-rsid="000993a8" style:font-weight-asian="normal" style:font-weight-complex="normal"/>
    </style:style>
    <style:style style:name="T1" style:family="text">
      <style:text-properties officeooo:rsid="0007ca14"/>
    </style:style>
    <style:style style:name="T2" style:family="text">
      <style:text-properties officeooo:rsid="00082fc9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82fc9"/>
    </style:style>
    <style:style style:name="T5" style:family="text">
      <style:text-properties style:text-position="0% 100%"/>
    </style:style>
    <style:style style:name="T6" style:family="text">
      <style:text-properties officeooo:rsid="000993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 Min Gold Line Trade Setup</text:p>
      <text:p text:style-name="P1"/>
      <text:p text:style-name="P1">9 EMA <text:span text:style-name="T1">(Gold)</text:span> and 105 SMA <text:span text:style-name="T1">(Red)</text:span></text:p>
      <text:p text:style-name="P2">Buy Rules</text:p>
      <text:p text:style-name="P2"/>
      <text:p text:style-name="P4">1. Price is above 5min 21SMA or 1min 105SMA</text:p>
      <text:p text:style-name="P5">2. Thrust upward into a new higher area (60 min lookback period)</text:p>
      <text:p text:style-name="P5">3. Smooth pullback to 1 min Gold line(lower highs pulling back, no new falls high to the 9 EMA<text:span text:style-name="T2">)</text:span></text:p>
      <text:p text:style-name="P6">4. No pivot break. (pullback does not break a prior pivot law.)</text:p>
      <text:p text:style-name="P6">5. Expansion/momentum. (able to reach a predetermined target while being mindful of previous pivots)</text:p>
      <text:p text:style-name="P6">6. Only trade on the 1<text:span text:style-name="T3">st</text:span> or 2<text:span text:style-name="T3">nd</text:span> attempts. Reset the count when 1 min candle is completely below the 1 min red line.</text:p>
      <text:p text:style-name="P6">7. No news events within 5 min of entry.</text:p>
      <text:p text:style-name="P6">8. Trading period for momentum plays: 10:00AM to 11:30AM.</text:p>
      <text:p text:style-name="P6">9. Entry on 1 min new high.</text:p>
      <text:p text:style-name="P6">10. Setup is invalidated if: Entire candle is below the 1min Gold Line Entry is below the 1min Gold, or the entry is more than 10 ticks away from the 1min Gold.</text:p>
      <text:p text:style-name="P6"/>
      <text:p text:style-name="P3">Sell Rules</text:p>
      <text:p text:style-name="P3"/>
      <text:p text:style-name="P8">1. Price is below 5 min 21 SMA or 1 min 105 SMA</text:p>
      <text:p text:style-name="P8">2. Thrust downward into a new lower area. (60min lookback period)</text:p>
      <text:p text:style-name="P8">3. Smooth pullback to 1 goldline. (higher lows pulling back, no new false lows to the 1 min 9 EMA)</text:p>
      <text:p text:style-name="P8">4. No pivot break. (pullback does not break a prior pivot high)</text:p>
      <text:p text:style-name="P8">5. Expansion/Momentum. (able to reach a predetermined target while being mindful of pivots)</text:p>
      <text:p text:style-name="P8">6. <text:span text:style-name="T2">Only trade on the 1</text:span><text:span text:style-name="T4">st</text:span><text:span text:style-name="T2"> or 2</text:span><text:span text:style-name="T4">nd</text:span><text:span text:style-name="T2"> attempts. Reset the count when 1 min candle is completely </text:span>above<text:span text:style-name="T2"> the 1 min red line.</text:span></text:p>
      <text:p text:style-name="P7">7. No news events within 5 min of entry.</text:p>
      <text:p text:style-name="P7">8. Trading period for momentum plays: 10:00AM to 11:30AM.</text:p>
      <text:p text:style-name="P7">9. Entry on 1 min new high.</text:p>
      <text:p text:style-name="P7">10. Setup is invalidated if: Entire candle is <text:span text:style-name="T6">above </text:span>the 1min Gold Line Entry is <text:span text:style-name="T6">above</text:span> the 1min Gold, or the entry is more than 10 ticks away from the 1min Gol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16:13:49.745000000</meta:creation-date>
    <dc:date>2024-10-13T16:36:45.247000000</dc:date>
    <meta:editing-duration>PT22M56S</meta:editing-duration>
    <meta:editing-cycles>4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4" meta:word-count="314" meta:character-count="1603" meta:non-whitespace-character-count="1313"/>
  </office:meta>
</office:document-meta>
</file>